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language="en" fo:country="GB"/>
    </style:style>
    <style:style style:name="P2" style:parent-style-name="Standaard" style:family="paragraph">
      <style:text-properties fo:language="en" fo:country="GB"/>
    </style:style>
    <style:style style:name="P3" style:parent-style-name="Standaard" style:family="paragraph">
      <style:text-properties fo:language="en" fo:country="GB"/>
    </style:style>
    <style:style style:name="T4" style:parent-style-name="Standaardalinea-lettertype" style:family="text">
      <style:text-properties fo:language="en" fo:country="GB"/>
    </style:style>
    <style:style style:name="T5" style:parent-style-name="Standaardalinea-lettertype" style:family="text">
      <style:text-properties fo:language="en" fo:country="GB"/>
    </style:style>
    <style:style style:name="T6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Html</text:p>
      <text:p text:style-name="P2">Css</text:p>
      <text:p text:style-name="P3">Javascript</text:p>
      <text:p text:style-name="Standaard"><text:span text:style-name="T4">Var compare =</text:span><text:span text:style-name="T5"><text:s/>function (choices array with parties position</text:span><text:span text:style-name="T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Kalis</meta:initial-creator>
    <dc:creator>Alex Kalis</dc:creator>
    <meta:creation-date>2018-02-06T08:27:00Z</meta:creation-date>
    <dc:date>2018-02-07T14:48:00Z</dc:date>
    <meta:template xlink:href="Normal" xlink:type="simple"/>
    <meta:editing-cycles>5</meta:editing-cycles>
    <meta:editing-duration>PT6600S</meta:editing-duration>
    <meta:document-statistic meta:page-count="1" meta:paragraph-count="1" meta:word-count="12" meta:character-count="80" meta:row-count="1" meta:non-whitespace-character-count="69"/>
  </office:meta>
</office:document-meta>
</file>